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f202a" officeooo:paragraph-rsid="002f202a"/>
    </style:style>
    <style:style style:name="P2" style:family="paragraph" style:parent-style-name="Heading_20_3">
      <style:text-properties officeooo:rsid="002e7d73" officeooo:paragraph-rsid="002e7d73"/>
    </style:style>
    <style:style style:name="P3" style:family="paragraph" style:parent-style-name="Heading_20_2">
      <style:text-properties officeooo:paragraph-rsid="002f6c64"/>
    </style:style>
    <style:style style:name="P4" style:family="paragraph" style:parent-style-name="Text_20_body">
      <style:text-properties officeooo:rsid="0030c75d" officeooo:paragraph-rsid="0030c75d"/>
    </style:style>
    <style:style style:name="P5" style:family="paragraph" style:parent-style-name="Heading_20_1" style:master-page-name="Right_20_Page">
      <style:paragraph-properties style:page-number="auto"/>
      <style:text-properties officeooo:rsid="0030c75d" officeooo:paragraph-rsid="0030c75d"/>
    </style:style>
    <style:style style:name="T1" style:family="text">
      <style:text-properties officeooo:rsid="002f6c6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Away In A Manger</text:h>
      <text:p text:style-name="Heading_20_2">(Traditional)</text:p>
      <text:p text:style-name="Heading_20_3">[VERSE 1]</text:p>
      <text:p text:style-name="P4"><text:s text:c="5"/>C <text:s text:c="27"/>Dm</text:p>
      <text:p text:style-name="P4">Away in a manger, no crib for his bed, </text:p>
      <text:p text:style-name="P4"><text:s text:c="4"/>G <text:s text:c="10"/>C <text:s text:c="24"/>G</text:p>
      <text:p text:style-name="P4">The little Lord Jesus laid down his sweet head;</text:p>
      <text:p text:style-name="P4"><text:s text:c="4"/>C <text:s text:c="26"/>Dm</text:p>
      <text:p text:style-name="P4">The stars in the heavens looked down where He lay, </text:p>
      <text:p text:style-name="P4"><text:s text:c="7"/>G <text:s text:c="7"/>C <text:s text:c="5"/>Dm <text:s text:c="6"/>G <text:s text:c="2"/>C</text:p>
      <text:p text:style-name="P4">The little Lord Jesus asleep on the hay. <text:s/></text:p>
      <text:p text:style-name="Heading_20_3">[VERSE 2]</text:p>
      <text:p text:style-name="P4"><text:s text:c="4"/>C <text:s text:c="31"/>Dm</text:p>
      <text:p text:style-name="P4">The cattle are lowing, the poor baby wakes; </text:p>
      <text:p text:style-name="P4"><text:s text:c="4"/>G <text:s text:c="10"/>C <text:s text:c="18"/>G</text:p>
      <text:p text:style-name="P4">But little Lord Jesus, no crying He makes. </text:p>
      <text:p text:style-name="P4"><text:s text:c="2"/>C <text:s text:c="25"/>Dm</text:p>
      <text:p text:style-name="P4">I love thee Lord Jesus; look down from the sky</text:p>
      <text:p text:style-name="P4"><text:s text:c="4"/>G <text:s text:c="9"/>C <text:s text:c="10"/>Dm <text:s text:c="5"/>G <text:s/>C</text:p>
      <text:p text:style-name="P4">And stay by my cradle till morning is nigh</text:p>
      <text:p text:style-name="Heading_20_3">[VERSE 3]</text:p>
      <text:p text:style-name="P4"><text:s text:c="3"/>C <text:s text:c="32"/>Dm</text:p>
      <text:p text:style-name="P4">Be near me Lord Jesus; I ask thee to stay</text:p>
      <text:p text:style-name="P4"><text:s text:c="6"/>G <text:s text:c="7"/>C <text:s text:c="18"/>G</text:p>
      <text:p text:style-name="P4">Close by me forever, and love me I pray. <text:s/></text:p>
      <text:p text:style-name="P4"><text:s text:c="6"/>C <text:s text:c="34"/>Dm</text:p>
      <text:p text:style-name="P4">Bless all the dear children in thy tender care, </text:p>
      <text:p text:style-name="P4"><text:s text:c="4"/>G <text:s text:c="9"/>C <text:s text:c="9"/>Dm <text:s text:c="7"/>G <text:s text:c="3"/>C</text:p>
      <text:p text:style-name="P4">And fit us for heaven, to live with thee there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48M1S</meta:editing-duration>
    <meta:editing-cycles>35</meta:editing-cycles>
    <meta:generator>LibreOffice/5.3.6.1$MacOSX_X86_64 LibreOffice_project/686f202eff87ef707079aeb7f485847613344eb7</meta:generator>
    <dc:title>Lyrics + Chords</dc:title>
    <dc:date>2017-11-24T08:46:03.645916000</dc:date>
    <meta:print-date>2017-04-03T12:23:29.985893000</meta:print-date>
    <meta:document-statistic meta:table-count="0" meta:image-count="0" meta:object-count="0" meta:page-count="1" meta:paragraph-count="29" meta:word-count="156" meta:character-count="1047" meta:non-whitespace-character-count="521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